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DejaVu Sans2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DejaVu Sans2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  <text:p text:style-name="Standard"/>
      <text:p text:style-name="Standard">Th<office:annotation><dc:creator>Gaëtan Delannay</dc:creator><dc:date>2009-05-26T12:37:59</dc:date><text:p><text:span text:style-name="T2">do text</text:span></text:p><text:p>from xhtml(xhtmlInput2)</text:p></office:annotation>is one also.</text:p>
      <text:p text:style-name="Standard"/>
      <text:p text:style-name="Standard">This on<office:annotation><dc:creator>Gaëtan Delannay</dc:creator><dc:date>2009-05-26T13:03:26</dc:date><text:p><text:span text:style-name="T1">do text</text:span></text:p><text:p>from xhtml(xhtmlInput3)</text:p></office:annotation>e to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05-26T13:03:32</dc:date>
    <dc:language>en-US</dc:language>
    <meta:editing-cycles>19</meta:editing-cycles>
    <meta:editing-duration>PT01H54M50S</meta:editing-duration>
    <meta:document-statistic meta:table-count="0" meta:image-count="0" meta:object-count="0" meta:page-count="1" meta:paragraph-count="3" meta:word-count="18" meta:character-count="79"/>
    <meta:user-defined meta:name="Info 1"/>
    <meta:user-defined meta:name="Info 2"/>
    <meta:user-defined meta:name="Info 3"/>
    <meta:user-defined meta:name="Info 4"/>
  </office:meta>
</office:document-meta>
</file>